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draw:id="id0" draw:name="Chart 1" draw:style-name="a0" draw:z-index="1" style:rel-height="scale" style:rel-width="scale" svg:height="6.88048in" svg:width="9.47551in" svg:x="0in" svg:y="0in">
            <draw:object xlink:actuate="onLoad" xlink:href="Object 1/" xlink:show="embe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Alt_Data" table:style-name="ta1">
        <table:table-column table:default-cell-style-name="ce1" table:number-columns-repeated="16384" table:style-name="co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Tempera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="0.0" office:value-type="float" table:style-name="ce1">
            <text:p>0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office:value="288.1667" office:value-type="float" table:style-name="ce1">
            <text:p>288.167</text:p>
          </table:table-cell>
          <table:table-cell table:number-columns-repeated="16380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office:value="278.2222" office:value-type="float" table:style-name="ce1">
            <text:p>278.222</text:p>
          </table:table-cell>
          <table:table-cell table:number-columns-repeated="16380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office:value="268.3333" office:value-type="float" table:style-name="ce1">
            <text:p>268.333</text:p>
          </table:table-cell>
          <table:table-cell table:number-columns-repeated="16380"/>
        </table:table-row>
        <table:table-row table:style-name="ro1">
          <table:table-cell office:value="30000.0" office:value-type="float" table:style-name="ce1">
            <text:p>30000</text:p>
          </table:table-cell>
          <table:table-cell office:value="4.36" office:value-type="float" table:style-name="ce1">
            <text:p>4.36</text:p>
          </table:table-cell>
          <table:table-cell office:value="411.8" office:value-type="float" table:style-name="ce1">
            <text:p>411.8</text:p>
          </table:table-cell>
          <table:table-cell office:value="228.7778" office:value-type="float" table:style-name="ce1">
            <text:p>228.778</text:p>
          </table:table-cell>
          <table:table-cell table:number-columns-repeated="16380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office:value="216.6667" office:value-type="float" table:style-name="ce1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20T22:58:38</meta:creation-date>
    <dc:date>2015-09-20T22:58:3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2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